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AGILE ADVANTAGES</text:span><text:span text:style-name="T2"/></text:p>
      <text:p text:style-name="P2"><text:span text:style-name="T2">Agile methodology suits perfectly for these companies that are looking to transform the way in which projects are managed and the way they operate as a whole. Benefits of agile software development include:</text:span></text:p>
      <text:p text:style-name="P2"><text:span text:style-name="T3"/></text:p>
      <text:p text:style-name="P2"><text:span text:style-name="T3">FOCUSES ON USERS :<text:s/></text:span><text:span text:style-name="T4">Agile uses user stories with business-focused acceptance criteria to determine product features, each of them delivers value. Also, this provides the opportunity to beta test software after each Sprint and the ability to make changes as needed.<text:s text:c="2"/></text:span></text:p>
      <text:p text:style-name="P2"><text:span text:style-name="T5">FOCUSES ON BUSINESS VALUE;<text:s/></text:span><text:span text:style-name="T6">The team can deliver features, which provide the most business value based on understanding what is most important to the customer’s business. </text:span></text:p>
      <text:p text:style-name="P2"><text:span text:style-name="T7">Improves Quality;<text:s/></text:span><text:span text:style-name="T8">The team focuses on high-quality development, testing, and collaboration by dividing the project into manageable units. By producing frequent builds and conducting testing and reviews during each iteration, quality is improved by finding and fixing bugs quickly and identifying expectation mismatches in the early stages of development.</text:span></text:p>
      <text:p text:style-name="P2"><text:span text:style-name="T8">Transparency. A unique opportunity for customers to be involved throughout the project process and monitor that the evolution is adopted at any phase of the process: from prioritizing features to iteration planning; from review sessions to frequent software builds within new features. On the other side, this requires customers to understand that they are seeing a work in progress in exchange for this added benefit of transparency.</text:span></text:p>
      <text:p text:style-name="P2"><text:span text:style-name="T8">Early and Predictable Delivery. A service, product or new features is delivered at a higher frequency with a strong level of predictability by using time-boxed and fixed schedule Sprints. This provides the opportunity to beta test the software earlier than it was scheduled if there is sufficient business value.<text:s text:c="3"/></text:span></text:p>
      <text:p text:style-name="P2"><text:span text:style-name="T8">Predictable Costs and Schedule. The cost is limited regarding the amount of work team perform in fixed-schedule time because each Sprint is a fixed duration. Plus, the customer can more readily understand the approximate cost of each feature, in turn, it improves decision making about the priority of features and the importance of additional iterations. </text:span></text:p>
      <text:p text:style-name="P2"><text:span text:style-name="T8">Allows for Change. An opportunity to continuously improve and reprioritize the overall product backlog. Teams make changes in order to improve the effectiveness and efficiency of work. New or changed items of the backlog can be planned for the next iteration within the opportunity to introduce changes.</text:span></text:p>
      <text:p text:style-name="P2"><text:span text:style-name="T8">Stakeholder Engagement. Stakeholders and developers work closely every day. All stakeholders and team members must remain motivated in order to achieve optimal project results. As a matter of fact, for stakeholder and team engagement Agile provides multiple opportunities before, during and after each Sprint. That is why there exists a high degree of collaboration between the customer and the whole project team, which provides more opportunities for the team to fully understand the customer’s vision.<text:s text:c="2"/></text:span></text:p>
      <text:p text:style-name="P2"><text:span text:style-name="T8">AGILE DISADVANTAGES</text:span></text:p>
      <text:p text:style-name="P2"><text:span text:style-name="T8">Despite the benefits Agile can potentially offer, it’s important to be aware of the disadvantages of Agile methodology. With that in mind, here we have five basic disadvantages of Agile:</text:span></text:p>
      <text:p text:style-name="P2"><text:span text:style-name="T8"/></text:p>
      <text:p text:style-name="P2"><text:span text:style-name="T8">Limited Documentation.<text:s text:c="2"/>Lack of attention to documentation can make it difficult for new team members to access needed information. In Agile, documentation happens throughout a project, and often “just in time” for building the output, not at the beginning. As a result, it becomes less detailed and often falls to the back burner.</text:span></text:p>
      <text:p text:style-name="P2"><text:span text:style-name="T8">Poor Resource Planning. Agile may not work as expected, for example, if a client is not clear about the goals, if the project manager or the team has no experience or if they do not “work well” under pressure. It is therefore recommended to do an adequate analysis in order to identify the best methodology to apply in every situation. The team needs to have a solid foundation and a comparable skill level. Because Agile is based on the idea that teams won’t know what their end result (or even a few cycles of delivery down the line) will look like from day one, it’s challenging to predict efforts like cost, time and resources required at the beginning of a project (and this challenge becomes more pronounced as projects get bigger and more complex).</text:span></text:p>
      <text:p text:style-name="P2"><text:span text:style-name="T8">Fragmented Output.<text:s text:c="2"/>There is a danger that the lack of project boundaries will lead to uncontrolled expansion, which can cause the project to never reach completion. Incremental delivery may help bring products to market faster, but it’s also a big disadvantage of Agile methodology. That’s because when teams work on each component in different cycles, the complete output often becomes very fragmented rather than one cohesive unit.</text:span></text:p>
      <text:p text:style-name="P2"><text:span text:style-name="T8">Difficult Measurement. Because the Agile methodology has less formal and more flexible processes, it may not always be easily included in larger and more traditional organizations. Since Agile delivers in increments, tracking progress requires you to look across cycles. That long-game makes measuring progress difficult.</text:span></text:p>
      <text:p text:style-name="P2"><text:span text:style-name="T8">No Finite End. Given that this methodology focuses mainly on the short term, the risk that the long-term vision will be lost does exist. It is difficult to accurately determine the amount of time and money that will be needed to complete the project due to constantly changing requirements. A high level of interaction between the client and the developers is required, which can take time and make the process difficult. The fact that Agile requires minimal planning at the beginning makes it easy to get sidetracked delivering new, unexpected functionality. Additionally, it means that projects have no finite end, as there is never a clear vision of what the “final product” looks like.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